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c4a" officeooo:paragraph-rsid="001d8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M editor config settings to set tab,space and auto indent:</text:p>
      <text:p text:style-name="P1"/>
      <text:p text:style-name="P1">vi <text:s/>~/ .vimrc <text:s text:c="4"/></text:p>
      <text:p text:style-name="P1"/>
      <text:p text:style-name="P1">then enter the below commands in vimrc config file</text:p>
      <text:p text:style-name="P1"/>
      <text:p text:style-name="P1">set tabstop=4</text:p>
      <text:p text:style-name="P1">set expandtab</text:p>
      <text:p text:style-name="P1">set autoindent</text:p>
      <text:p text:style-name="P1"/>
      <text:p text:style-name="P1"/>
      <text:p text:style-name="P1">esc:wq ---- to save and exit from congig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54:59.827067516</meta:creation-date>
    <dc:date>2018-05-30T10:58:26.270302951</dc:date>
    <meta:editing-duration>PT3M28S</meta:editing-duration>
    <meta:editing-cycles>1</meta:editing-cycles>
    <meta:document-statistic meta:table-count="0" meta:image-count="0" meta:object-count="0" meta:page-count="1" meta:paragraph-count="7" meta:word-count="37" meta:character-count="213" meta:non-whitespace-character-count="177"/>
    <meta:generator>LibreOffice/5.1.6.2$Linux_X86_64 LibreOffice_project/10m0$Build-2</meta:generator>
  </office:meta>
</office:document-meta>
</file>